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8000000440DDAB5CCF647C8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5.209cm"/>
      <style:paragraph-properties style:writing-mode="lr-tb"/>
    </style:style>
    <style:style style:name="pr2" style:family="presentation" style:parent-style-name="Blue_5f_Curve-subtitle">
      <style:graphic-properties draw:fill-color="#ffffff" fo:min-height="10.2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4cm"/>
      <style:paragraph-properties style:writing-mode="lr-tb"/>
    </style:style>
    <style:style style:name="pr5" style:family="presentation" style:parent-style-name="Blue_5f_Curve-outline1">
      <style:graphic-properties fo:min-height="9.5cm"/>
      <style:paragraph-properties style:writing-mode="lr-tb"/>
    </style:style>
    <style:style style:name="pr6" style:family="presentation" style:parent-style-name="Alizarin-title">
      <style:graphic-properties fo:min-height="1.75cm"/>
      <style:paragraph-properties style:writing-mode="lr-tb"/>
    </style:style>
    <style:style style:name="pr7" style:family="presentation" style:parent-style-name="Alizarin-outline1">
      <style:graphic-properties fo:min-height="9.5cm"/>
      <style:paragraph-properties style:writing-mode="lr-tb"/>
    </style:style>
    <style:style style:name="pr8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-subtitle">
      <style:graphic-properties draw:auto-grow-height="true" fo:min-height="12.179cm"/>
      <style:paragraph-properties style:writing-mode="lr-tb"/>
    </style:style>
    <style:style style:name="pr10" style:family="presentation" style:parent-style-name="Alizarin-title">
      <style:graphic-properties draw:auto-grow-height="true" fo:min-height="2.667cm"/>
      <style:paragraph-properties style:writing-mode="lr-tb"/>
    </style:style>
    <style:style style:name="pr11" style:family="presentation" style:parent-style-name="Alizarin-outline1">
      <style:graphic-properties fo:min-height="4.25cm"/>
      <style:paragraph-properties style:writing-mode="lr-tb"/>
    </style:style>
    <style:style style:name="pr12" style:family="presentation" style:parent-style-name="Blue_5f_Curve-subtitle">
      <style:graphic-properties draw:fill-color="#ffffff" draw:auto-grow-height="true" fo:min-height="12.18cm"/>
      <style:paragraph-properties style:writing-mode="lr-tb"/>
    </style:style>
    <style:style style:name="pr13" style:family="presentation" style:parent-style-name="Alizarin-title">
      <style:graphic-properties fo:min-height="3cm"/>
      <style:paragraph-properties style:writing-mode="lr-tb"/>
    </style:style>
    <style:style style:name="pr14" style:family="presentation" style:parent-style-name="Alizarin-outline1">
      <style:graphic-properties fo:min-height="8.885cm"/>
      <style:paragraph-properties style:writing-mode="lr-tb"/>
    </style:style>
    <style:style style:name="pr15" style:family="presentation" style:parent-style-name="Blue_5f_Curve-outline1">
      <style:graphic-properties fo:min-height="8.885cm"/>
      <style:paragraph-properties style:writing-mode="lr-tb"/>
    </style:style>
    <style:style style:name="P1" style:family="paragraph">
      <style:paragraph-properties style:writing-mode="lr-tb"/>
      <style:text-properties fo:language="pl" fo:country="PL"/>
    </style:style>
    <style:style style:name="P2" style:family="paragraph">
      <loext:graphic-properties draw:fill-color="#ffffff"/>
      <style:paragraph-properties style:writing-mode="lr-tb"/>
      <style:text-properties fo:font-size="42.7000007629395pt" fo:language="pl" fo:country="PL"/>
    </style:style>
    <style:style style:name="P3" style:family="paragraph">
      <loext:graphic-properties draw:fill-color="#ffffff"/>
      <style:paragraph-properties style:writing-mode="lr-tb"/>
      <style:text-properties fo:language="pl" fo:country="PL"/>
    </style:style>
    <style:style style:name="P4" style:family="paragraph">
      <loext:graphic-properties draw:fill-color="#ffffff"/>
      <style:paragraph-properties style:writing-mode="lr-tb"/>
      <style:text-properties fo:font-size="28.1000003814697pt" fo:language="pl" fo:country="PL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language="pl" fo:country="PL"/>
    </style:style>
    <style:style style:name="T2" style:family="text">
      <style:text-properties fo:font-size="42.7000007629395pt" fo:language="pl" fo:country="P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5.209cm" svg:x="0cm" svg:y="5.396cm" presentation:class="title">
          <draw:text-box>
            <text:p><text:span text:style-name="T1">Serwer, aplikacje klienckie i protokoły znakowych sesji terminalowych.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Patryk Kaniewski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Intro: Urządzenia znakowe</text:span><text:span text:style-name="T1"><text:line-break/></text:span><text:span text:style-name="T1">w systemach Unixopodobnych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Wszystko jest plikiem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>W systemach Unix istnieje jedna struktura systemów plików: Drzewo</text:p>
              </text:list-item>
              <text:list-item>
                <text:p>Wszystkie zamontowane systemy plików znajdują się w tej hierarchii</text:p>
              </text:list-item>
              <text:list-item>
                <text:p>Wirtualne systemy plików (/proc/, /dev/mem) znajdują się w tej hierarchii</text:p>
              </text:list-item>
              <text:list-item>
                <text:p>Urządzenia (?!) znajdują się w tej hierarch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rządzenia znakowe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>Pisanie większości sterowników w systemach Unix polega na implementacji operacji plikowych</text:p>
              </text:list-item>
              <text:list-item>
                <text:p>Przynajmniej open() read()/write() close() system call</text:p>
              </text:list-item>
              <text:list-item>
                <text:p>Jednym przykładem takiego sterownika jest urządzenie znak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Demo 1:</text:span><text:span text:style-name="T1"><text:line-break/></text:span><text:span text:style-name="T1">Urządzenie znakowe</text:span></text:p>
          </draw:text-box>
        </draw:frame>
        <draw:frame presentation:style-name="pr9" draw:layer="layout" svg:width="25.199cm" svg:height="12.179cm" svg:x="1.4cm" svg:y="4.914cm" presentation:class="subtitle">
          <draw:text-box>
            <text:p>https://lwn.net/Kernel/LDD3/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elnet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0" draw:text-style-name="P1" draw:layer="layout" svg:width="26cm" svg:height="2.667cm" svg:x="1cm" svg:y="1cm" presentation:class="title">
          <draw:text-box>
            <text:p><text:span text:style-name="T1">Telnet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2">
              <text:list-item>
                <text:p text:style-name="P1">Prosty protokół przesyłania głownie komend przez TCP/IP</text:p>
              </text:list-item>
              <text:list-item>
                <text:p text:style-name="P1">Brak uwierzytelniania hosta</text:p>
              </text:list-item>
              <text:list-item>
                <text:p text:style-name="P1">Brak szyfrowania połączania</text:p>
              </text:list-item>
              <text:list-item>
                <text:p text:style-name="P1">Wyparty przez S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3" draw:text-style-name="P1" draw:layer="layout" svg:width="26cm" svg:height="2.667cm" svg:x="1cm" svg:y="1cm" presentation:class="title" presentation:user-transformed="true">
          <draw:text-box>
            <text:p><text:span text:style-name="T1">Idea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1">
              <text:list-item>
                <text:p><text:span text:style-name="T1">rsh, rlogin, telnet są niezabezpieczone</text:span></text:p>
              </text:list-item>
              <text:list-item>
                <text:p><text:span text:style-name="T1">Używanie różnych standardów szyfrowania (negocjacja)</text:span></text:p>
              </text:list-item>
              <text:list-item>
                <text:p><text:span text:style-name="T1">Bardziej uniwersaln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Schemat SSH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<text:span text:style-name="T1">Transport Layer</text:span></text:p>
              </text:list-item>
              <text:list-item>
                <text:p><text:span text:style-name="T1">User Authenetication Layer</text:span></text:p>
              </text:list-item>
              <text:list-item>
                <text:p><text:span text:style-name="T1">Connection Lay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Transport Layer: Wymiana Kluczy</text:span></text:p>
          </draw:text-box>
        </draw:frame>
        <draw:frame presentation:style-name="pr7" draw:text-style-name="P1" draw:layer="layout" svg:width="25.5cm" svg:height="12.18cm" svg:x="1cm" svg:y="4.999cm" presentation:class="outline">
          <draw:text-box>
            <text:list text:style-name="L2">
              <text:list-item>
                <text:p text:style-name="P1">W większości przypadków nad TCP/IP</text:p>
              </text:list-item>
              <text:list-item>
                <text:p text:style-name="P1">Zapewnia poufność początkowego połączenia</text:p>
              </text:list-item>
              <text:list-item>
                <text:p text:style-name="P1">Wymienia klucze (Diffie-Hellman, ECDH)</text:p>
              </text:list-item>
              <text:list-item>
                <text:p text:style-name="P1">Jest interfejsem do przysyłania pakietów w plaintext</text:p>
              </text:list-item>
              <text:list-item>
                <text:p text:style-name="P1">Renegocjuje klucze co jakiś cz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ser authentication layer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 text:style-name="P1">Umożliwia autoryzacje połączania</text:p>
              </text:list-item>
              <text:list-item>
                <text:p text:style-name="P1">Jest inicjowana przez klienta</text:p>
                <text:list>
                  <text:list-item>
                    <text:p text:style-name="P1">Hasło</text:p>
                  </text:list-item>
                  <text:list-item>
                    <text:p text:style-name="P1">Klucz publiczny/prywatny</text:p>
                  </text:list-item>
                  <text:list-item>
                    <text:p text:style-name="P1">Interaktyw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3T19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Demo 2:</text:span><text:span text:style-name="T1"><text:line-break/></text:span><text:span text:style-name="T1">Autoryzacja SSH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>
          <draw:text-box>
            <text:p>Connection layer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direct-tcpip</text:p>
              </text:list-item>
              <text:list-item>
                <text:p>forwarded-tcp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>
          <draw:text-box>
            <text:p>Connection layer: Kanały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>Jedno połączenie SSH może zawierać wiele wirtualnych „połączeń”</text:p>
              </text:list-item>
              <text:list-item>
                <text:p>Te połączenia nazywane kanał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 presentation:user-transformed="true">
          <draw:text-box>
            <text:p>Connection layer: Forwarding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>Istnienie kanałów oraz uniwersalność pozwala na tunelowanie połączeń przez SSH</text:p>
              </text:list-item>
              <text:list-item>
                <text:p>Można łączyć porty</text:p>
              </text:list-item>
              <text:list-item>
                <text:p>Można nawet przekazywać klienta X wind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5" draw:layer="layout" svg:width="25cm" svg:height="4cm" svg:x="0cm" svg:y="6cm" presentation:class="title">
          <draw:text-box>
            <text:p>Demo 3:<text:line-break/>Tunel SSH</text:p>
          </draw:text-box>
        </draw:frame>
        <draw:frame presentation:style-name="pr15" draw:text-style-name="P5" draw:layer="layout" svg:width="26cm" svg:height="12.18cm" svg:x="1cm" svg:y="10.82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3T19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S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 presentation:user-transformed="true">
          <draw:text-box>
            <text:p>SCP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 text:style-name="P5">SCP jest prostym rozwiązaniem pozwalającym na bezpieczny transfer plików</text:p>
              </text:list-item>
              <text:list-item>
                <text:p text:style-name="P5">Oparty na SSH</text:p>
              </text:list-item>
              <text:list-item>
                <text:p text:style-name="P5">Bardzo prymitywny i nie posiada opcji przydatnych dla użytkowni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ransfer plików przy użyciu 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 presentation:user-transformed="true">
          <draw:text-box>
            <text:p>SFTP</text:p>
          </draw:text-box>
        </draw:frame>
        <draw:frame presentation:style-name="pr14" draw:text-style-name="P5" draw:layer="layout" svg:width="25.5cm" svg:height="12.18cm" svg:x="1cm" svg:y="4.999cm" presentation:class="outline">
          <draw:text-box>
            <text:list text:style-name="L2">
              <text:list-item>
                <text:p text:style-name="P5">SFTP jest zastosowaniem protokołu SSH do tunelowania innego połączenia</text:p>
              </text:list-item>
              <text:list-item>
                <text:p text:style-name="P5">SFTP będąc oparty na FTP pozwala na większą ilość akcji niż sam transfer plików</text:p>
              </text:list-item>
              <text:list-item>
                <text:p text:style-name="P5">Pozwala on na przeszukiwanie katalogów, ponawianie transferu oraz usuwanie plik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 presentation:user-transformed="true">
          <draw:text-box>
            <text:p>SSHFS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>Jest to rozwiązanie umożliwiające montowanie zewnętrznego systemu plików na maszynie lokalnej</text:p>
              </text:list-item>
              <text:list-item>
                <text:p>Jako prawdziwy system plików pozwala na całkowitą kontrolę nad ich używaniem za pomocą standardowych interfejs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office:forms form:automatic-focus="false" form:apply-design-mode="false"/>
        <draw:frame presentation:style-name="pr4" draw:text-style-name="P5" draw:layer="layout" svg:width="25cm" svg:height="4cm" svg:x="0cm" svg:y="6cm" presentation:class="title">
          <draw:text-box>
            <text:p>Demo 4:<text:line-break/>SSH file transfer</text:p>
          </draw:text-box>
        </draw:frame>
        <draw:frame presentation:style-name="pr15" draw:text-style-name="P5" draw:layer="layout" svg:width="26cm" svg:height="12.18cm" svg:x="1cm" svg:y="10.82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6cm" svg:height="2.667cm" svg:x="1cm" svg:y="1cm" presentation:class="title" presentation:user-transformed="true">
          <draw:text-box>
            <text:p>Bibliografia</text:p>
          </draw:text-box>
        </draw:frame>
        <draw:frame presentation:style-name="pr14" draw:text-style-name="P5" draw:layer="layout" svg:width="25.5cm" svg:height="12.18cm" svg:x="1cm" svg:y="4.999cm" presentation:class="outline" presentation:user-transformed="true">
          <draw:text-box>
            <text:list text:style-name="L2">
              <text:list-item>
                <text:p>RFC 4251-54</text:p>
              </text:list-item>
              <text:list-item>
                <text:p>Jonathan Corbet, Alessandro Rubini, and Greg Kroah-Hartman. <text:s/><text:span text:style-name="T3">Linux Device Drivers, Third Edition. </text:span><text:span text:style-name="T4">2005</text:span></text:p>
              </text:list-item>
              <text:list-item>
                <text:p><text:span text:style-name="T4"><text:a xlink:href="https://www.redhat.com/sysadmin/sshfs" xlink:type="simple">https://www.redhat.com/sysadmin/sshfs</text:a></text:span></text:p>
              </text:list-item>
              <text:list-item>
                <text:p><text:span text:style-name="T4"><text:a xlink:href="https://unix.stackexchange.com/questions/44818/how-can-i-connect-to-a-remote-x-server-without-ssh/257097#257097?s=00607d9d7b644635ae9e381731b7481e" xlink:type="simple">https://unix.stackexchange.com/questions/44818/how-can-i-connect-to-a-remote-x-server-without-ssh/257097#257097?s=00607d9d7b644635ae9e381731b7481e</text:a></text:span></text:p>
              </text:list-item>
              <text:list-item>
                <text:p><text:span text:style-name="T4"><text:a xlink:href="https://unix.stackexchange.com/questions/33557/using-an-already-established-ssh-channel" xlink:type="simple">https://unix.stackexchange.com/questions/33557/using-an-already-established-ssh-channel</text:a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-color="#f44336" draw:textarea-vertical-align="middle" draw:auto-grow-height="false" fo:min-height="1.5cm" fo:min-width="1.5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vertical-align="middle" draw:auto-grow-width="true" fo:min-height="1.25cm" fo:min-width="2.965cm"/>
      <style:paragraph-properties style:writing-mode="lr-tb"/>
    </style:style>
    <style:style style:name="Mgr8" style:family="graphic" style:parent-style-name="standard">
      <style:graphic-properties draw:opacity="100%" draw:textarea-vertical-align="middle" fo:min-height="0cm" fo:min-width="0cm"/>
    </style:style>
    <style:style style:name="Mgr9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end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fo:text-align="end" style:writing-mode="lr-tb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margin-top="0cm" fo:margin-bottom="0cm" fo:text-align="center"/>
    </style:style>
    <style:style style:name="MP16" style:family="paragraph">
      <loext:graphic-properties draw:fill="none" draw:fill-color="#ffffff"/>
      <style:paragraph-properties fo:margin-top="0cm" fo:margin-bottom="0cm" fo:text-align="center" style:writing-mode="lr-tb"/>
    </style:style>
    <style:style style:name="MP17" style:family="paragraph">
      <loext:graphic-properties draw:opacity="100%"/>
      <style:paragraph-properties fo:text-align="center"/>
    </style:style>
    <style:style style:name="MP18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3" draw:text-style-name="MP7" draw:layer="backgroundobjects" svg:width="27cm" svg:height="3.334cm" svg:x="0cm" svg:y="0.666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1cm" svg:y="1cm" presentation:class="title" presentation:placeholder="true">
        <draw:text-box/>
      </draw:frame>
      <draw:frame draw:style-name="Mgr5" draw:text-style-name="MP9" draw:layer="backgroundobjects" svg:width="25.5cm" svg:height="12.18cm" svg:x="1cm" svg:y="4.999cm">
        <draw:text-box>
          <text:p/>
        </draw:text-box>
      </draw:frame>
      <draw:custom-shape draw:style-name="Mgr3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4" draw:text-style-name="MP12" draw:layer="backgroundobjects" svg:width="18cm" svg:height="1.5cm" svg:x="2.5cm" svg:y="19cm" presentation:class="footer">
        <draw:text-box>
          <text:p text:style-name="MP11">Patryk Kaniewski 2020</text:p>
        </draw:text-box>
      </draw:frame>
      <draw:frame presentation:style-name="Mpr5" draw:text-style-name="MP13" draw:layer="backgroundobjects" svg:width="8cm" svg:height="1.449cm" svg:x="19.5cm" svg:y="19cm" presentation:class="date-time">
        <draw:text-box>
          <text:p text:style-name="MP13"><presentation:date-time/></text:p>
        </draw:text-box>
      </draw:frame>
      <draw:frame draw:style-name="Mgr6" draw:text-style-name="MP14" draw:layer="backgroundobjects" svg:width="6.5cm" svg:height="1.516cm" svg:x="21cm" svg:y="19cm">
        <draw:image xlink:href="Pictures/1000020100000148000000440DDAB5CCF647C8CA.png" xlink:type="simple" xlink:show="embed" xlink:actuate="onLoad" draw:mime-type="image/png">
          <text:p/>
        </draw:image>
      </draw:frame>
      <draw:frame draw:style-name="Mgr7" draw:text-style-name="MP16" draw:layer="backgroundobjects" svg:width="3.732cm" svg:height="1.5cm" svg:x="-0.598cm" svg:y="19cm">
        <draw:text-box>
          <text:p text:style-name="MP15"><text:span text:style-name="MT2"><text:page-number>&lt;number&gt;</text:page-number></text:span></text:p>
        </draw:text-box>
      </draw:frame>
      <draw:frame presentation:style-name="Alizari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8" draw:text-style-name="MP17" draw:layer="backgroundobjects" svg:width="28cm" svg:height="4.333cm" svg:x="0cm" svg:y="16.664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4cm" svg:x="0cm" svg:y="6cm" presentation:class="title" presentation:placeholder="true">
        <draw:text-box/>
      </draw:frame>
      <draw:frame draw:style-name="Mgr5" draw:text-style-name="MP9" draw:layer="backgroundobjects" svg:width="26cm" svg:height="12.18cm" svg:x="1cm" svg:y="10.82cm">
        <draw:text-box>
          <text:p/>
        </draw:text-box>
      </draw:frame>
      <draw:frame draw:style-name="Mgr9" draw:text-style-name="MP18" draw:layer="backgroundobjects" svg:width="6.5cm" svg:height="1.333cm" svg:x="1cm" svg:y="19.333cm">
        <draw:text-box>
          <text:p><text:span text:style-name="MT1"><presentation:date-time/></text:span></text:p>
        </draw:text-box>
      </draw:frame>
      <draw:frame draw:style-name="Mgr9" draw:text-style-name="MP19" draw:layer="backgroundobjects" svg:width="9cm" svg:height="1.333cm" svg:x="9.5cm" svg:y="19.333cm">
        <draw:text-box>
          <text:p text:style-name="MP7"><text:span text:style-name="MT1"><presentation:footer/></text:span></text:p>
        </draw:text-box>
      </draw:frame>
      <draw:frame draw:style-name="Mgr7" draw:text-style-name="MP16" draw:layer="backgroundobjects" svg:width="3.732cm" svg:height="1.5cm" svg:x="-0.597cm" svg:y="19cm">
        <draw:text-box>
          <text:p text:style-name="MP15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9T11:31:40.519423714</meta:creation-date>
    <dc:date>2020-12-09T22:49:33.250209188</dc:date>
    <meta:editing-duration>PT3H5M51S</meta:editing-duration>
    <meta:editing-cycles>113</meta:editing-cycles>
    <meta:generator>LibreOffice/7.0.3.1$Linux_X86_64 LibreOffice_project/00$Build-1</meta:generator>
    <meta:document-statistic meta:object-count="145"/>
  </office:meta>
</office:document-meta>
</file>